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0cm"/>
    </style:style>
    <style:style style:name="gr5" style:family="graphic" style:parent-style-name="standard">
      <style:graphic-properties draw:stroke="none" draw:fill="none" fo:min-height="2.213cm"/>
    </style:style>
    <style:style style:name="gr6" style:family="graphic" style:parent-style-name="standard">
      <style:graphic-properties draw:stroke="none" draw:fill="none" fo:min-height="2.95cm"/>
    </style:style>
    <style:style style:name="gr7" style:family="graphic" style:parent-style-name="standard">
      <style:graphic-properties draw:stroke="none" draw:fill="none" fo:min-height="12.53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style:font-name="Consolas"/>
    </style:style>
    <style:style style:name="P3" style:family="paragraph">
      <loext:graphic-properties draw:fill="none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25cm" svg:height="9.095cm" svg:x="2.3cm" svg:y="0.5cm">
          <draw:text-box>
            <text:p><text:span text:style-name="T1">Text</text:span></text:p>
            <text:p><text:span text:style-name="T1">larin_an</text:span></text:p>
            <text:p><text:span text:style-name="T1">108, 97, 114, 105, 110, 95, 97, 110</text:span></text:p>
            <text:p><text:span text:style-name="T1"/></text:p>
            <text:p text:style-name="P1"><text:span text:style-name="T1">01101100</text:span></text:p>
            <text:p text:style-name="P1"><text:span text:style-name="T1">01100001</text:span></text:p>
            <text:p text:style-name="P1"><text:span text:style-name="T1">01110010</text:span></text:p>
            <text:p text:style-name="P1"><text:span text:style-name="T1">01101001</text:span></text:p>
            <text:p text:style-name="P1"><text:span text:style-name="T1">01101110</text:span></text:p>
            <text:p text:style-name="P1"><text:span text:style-name="T1">01011111</text:span></text:p>
            <text:p text:style-name="P1"><text:span text:style-name="T1">01100001</text:span></text:p>
            <text:p><text:span text:style-name="T1">01101110</text:span></text:p>
          </draw:text-box>
        </draw:frame>
        <draw:frame draw:style-name="gr2" draw:text-style-name="P2" draw:layer="layout" svg:width="11.25cm" svg:height="8.358cm" svg:x="16.55cm" svg:y="0.512cm">
          <draw:text-box>
            <text:p><text:span text:style-name="T1">Key</text:span></text:p>
            <text:p><text:span text:style-name="T1">838310d</text:span></text:p>
            <text:p><text:span text:style-name="T1">56, 51, 56, 51, 49, 48, 100</text:span></text:p>
            <text:p><text:span text:style-name="T1"/></text:p>
            <text:p><text:span text:style-name="T1">00111000</text:span></text:p>
            <text:p><text:span text:style-name="T1">00110011 </text:span></text:p>
            <text:p><text:span text:style-name="T1">00111000</text:span></text:p>
            <text:p><text:span text:style-name="T1">00110011 </text:span></text:p>
            <text:p><text:span text:style-name="T1">00110001</text:span></text:p>
            <text:p><text:span text:style-name="T1">00110000 </text:span></text:p>
            <text:p><text:span text:style-name="T1">01100100</text:span></text:p>
          </draw:text-box>
        </draw:frame>
        <draw:frame draw:style-name="gr3" draw:text-style-name="P2" draw:layer="layout" svg:width="4.1cm" svg:height="6.884cm" svg:x="2.3cm" svg:y="10.8cm">
          <draw:text-box>
            <text:p><text:span text:style-name="T1">11111111</text:span></text:p>
            <text:p><text:span text:style-name="T1">00100100</text:span></text:p>
            <text:p><text:span text:style-name="T1">10110001</text:span></text:p>
            <text:p><text:span text:style-name="T1">01101010</text:span></text:p>
            <text:p><text:span text:style-name="T1">00000000</text:span></text:p>
            <text:p><text:span text:style-name="T1">11011111</text:span></text:p>
            <text:p><text:span text:style-name="T1">10111001</text:span></text:p>
            <text:p><text:span text:style-name="T1">10110100</text:span></text:p>
            <text:p><text:span text:style-name="T1"/></text:p>
          </draw:text-box>
        </draw:frame>
        <draw:frame draw:style-name="gr4" draw:text-style-name="P2" draw:layer="layout" svg:width="4.1cm" svg:height="0.988cm" svg:x="2.3cm" svg:y="9.916cm">
          <draw:text-box>
            <text:p><text:span text:style-name="T1">Perm</text:span></text:p>
          </draw:text-box>
        </draw:frame>
        <draw:frame draw:style-name="gr5" draw:text-style-name="P3" draw:layer="layout" svg:width="4.312cm" svg:height="6.884cm" svg:x="16.6cm" svg:y="9.137cm">
          <draw:text-box>
            <text:p><text:span text:style-name="T1">Key 54 bit</text:span></text:p>
            <text:p text:style-name="P1"><text:span text:style-name="T1">0000000</text:span></text:p>
            <text:p text:style-name="P1"><text:span text:style-name="T1">0000001</text:span></text:p>
            <text:p text:style-name="P1"><text:span text:style-name="T1">1111111</text:span></text:p>
            <text:p text:style-name="P1"><text:span text:style-name="T1">1111110</text:span></text:p>
            <text:p text:style-name="P1"><text:span text:style-name="T1">1010000</text:span></text:p>
            <text:p text:style-name="P1"><text:span text:style-name="T1">0000001</text:span></text:p>
            <text:p text:style-name="P1"><text:span text:style-name="T1">0101000</text:span></text:p>
            <text:p><text:span text:style-name="T1">0101100</text:span></text:p>
          </draw:text-box>
        </draw:frame>
        <draw:frame draw:style-name="gr5" draw:text-style-name="P3" draw:layer="layout" svg:width="4.312cm" svg:height="3.936cm" svg:x="16.7cm" svg:y="16.437cm">
          <draw:text-box>
            <text:p><text:span text:style-name="T1">L</text:span></text:p>
            <text:p text:style-name="P1"><text:span text:style-name="T1">0000000</text:span></text:p>
            <text:p text:style-name="P1"><text:span text:style-name="T1">0000001</text:span></text:p>
            <text:p text:style-name="P1"><text:span text:style-name="T1">1111111</text:span></text:p>
            <text:p><text:span text:style-name="T1">1111110</text:span></text:p>
          </draw:text-box>
        </draw:frame>
        <draw:frame draw:style-name="gr6" draw:text-style-name="P3" draw:layer="layout" svg:width="3.169cm" svg:height="3.936cm" svg:x="20.331cm" svg:y="16.4cm">
          <draw:text-box>
            <text:p><text:span text:style-name="T1">R</text:span></text:p>
            <text:p><text:span text:style-name="T1">1010000</text:span></text:p>
            <text:p><text:span text:style-name="T1">0000001</text:span></text:p>
            <text:p><text:span text:style-name="T1">0101000</text:span></text:p>
            <text:p><text:span text:style-name="T1">0101100</text:span></text:p>
          </draw:text-box>
        </draw:frame>
        <draw:frame draw:style-name="gr5" draw:text-style-name="P3" draw:layer="layout" svg:width="4.312cm" svg:height="3.936cm" svg:x="16.788cm" svg:y="20.4cm">
          <draw:text-box>
            <text:p><text:span text:style-name="T1">L&gt;&gt;</text:span></text:p>
            <text:p text:style-name="P1"><text:span text:style-name="T1">0000000</text:span></text:p>
            <text:p text:style-name="P1"><text:span text:style-name="T1">0000010</text:span></text:p>
            <text:p text:style-name="P1"><text:span text:style-name="T1">1111111</text:span></text:p>
            <text:p><text:span text:style-name="T1">1111101</text:span></text:p>
          </draw:text-box>
        </draw:frame>
        <draw:frame draw:style-name="gr6" draw:text-style-name="P3" draw:layer="layout" svg:width="3.169cm" svg:height="3.936cm" svg:x="20.331cm" svg:y="20.4cm">
          <draw:text-box>
            <text:p><text:span text:style-name="T1">R&gt;&gt;</text:span></text:p>
            <text:p><text:span text:style-name="T2">010000</text:span><text:span text:style-name="T1">1</text:span></text:p>
            <text:p><text:span text:style-name="T2">000001</text:span><text:span text:style-name="T1">0</text:span></text:p>
            <text:p><text:span text:style-name="T2">101000</text:span><text:span text:style-name="T1">0</text:span></text:p>
            <text:p><text:span text:style-name="T2">101100</text:span><text:span text:style-name="T1">0</text:span></text:p>
          </draw:text-box>
        </draw:frame>
        <draw:frame draw:style-name="gr5" draw:text-style-name="P3" draw:layer="layout" svg:width="4.312cm" svg:height="6.884cm" svg:x="16.788cm" svg:y="24.264cm">
          <draw:text-box>
            <text:p><text:span text:style-name="T1">K'</text:span></text:p>
            <text:p text:style-name="P1"><text:span text:style-name="T1">0000000</text:span></text:p>
            <text:p text:style-name="P1"><text:span text:style-name="T1">0000010</text:span></text:p>
            <text:p text:style-name="P1"><text:span text:style-name="T1">1111111</text:span></text:p>
            <text:p><text:span text:style-name="T1">1111101</text:span></text:p>
            <text:p text:style-name="P1"><text:span text:style-name="T2">010000</text:span><text:span text:style-name="T1">1</text:span></text:p>
            <text:p text:style-name="P1"><text:span text:style-name="T2">000001</text:span><text:span text:style-name="T1">0</text:span></text:p>
            <text:p text:style-name="P1"><text:span text:style-name="T2">101000</text:span><text:span text:style-name="T1">0</text:span></text:p>
            <text:p><text:span text:style-name="T2">101100</text:span><text:span text:style-name="T1">0</text:span></text:p>
          </draw:text-box>
        </draw:frame>
        <draw:frame draw:style-name="gr7" draw:text-style-name="P3" draw:layer="layout" svg:width="7.612cm" svg:height="12.78cm" svg:x="20.388cm" svg:y="24.264cm">
          <draw:text-box>
            <text:p><text:span text:style-name="T1">PC2</text:span></text:p>
            <text:p text:style-name="P1"><text:span text:style-name="T1">14 17 11 24 <text:s/>1 <text:s/>5</text:span></text:p>
            <text:p text:style-name="P1"><text:span text:style-name="T1"><text:s/></text:span><text:span text:style-name="T1">3 28 15 <text:s/>6 21 10</text:span></text:p>
            <text:p text:style-name="P1"><text:span text:style-name="T1">23 19 12 <text:s/>4 26 <text:s/>8</text:span></text:p>
            <text:p text:style-name="P1"><text:span text:style-name="T1">18 <text:s/>7 27 20 13 <text:s/>2</text:span></text:p>
            <text:p text:style-name="P1"><text:span text:style-name="T1">41 52 31 37 47 55</text:span></text:p>
            <text:p text:style-name="P1"><text:span text:style-name="T1">30 40 51 45 33 48</text:span></text:p>
            <text:p text:style-name="P1"><text:span text:style-name="T1">44 49 39 56 34 53</text:span></text:p>
            <text:p text:style-name="P1"><text:span text:style-name="T1">46 42 50 36 29 32</text:span></text:p>
          </draw:text-box>
        </draw:frame>
        <draw:frame draw:style-name="gr5" draw:text-style-name="P3" draw:layer="layout" svg:width="4.312cm" svg:height="6.884cm" svg:x="16.905cm" svg:y="31.3cm">
          <draw:text-box>
            <text:p><text:span text:style-name="T1">K[1]</text:span></text:p>
            <text:p text:style-name="P1"><text:span text:style-name="T1">110100</text:span></text:p>
            <text:p text:style-name="P1"><text:span text:style-name="T1">000010</text:span></text:p>
            <text:p text:style-name="P1"><text:span text:style-name="T1">110010</text:span></text:p>
            <text:p text:style-name="P1"><text:span text:style-name="T1">101100</text:span></text:p>
            <text:p text:style-name="P1"><text:span text:style-name="T1">001000</text:span></text:p>
            <text:p text:style-name="P1"><text:span text:style-name="T1">001000</text:span></text:p>
            <text:p text:style-name="P1"><text:span text:style-name="T1">100001</text:span></text:p>
            <text:p text:style-name="P1"><text:span text:style-name="T1">110110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8T21:41:49.843171959</meta:creation-date>
    <dc:date>2021-10-18T23:45:34.327531232</dc:date>
    <meta:editing-duration>PT1M42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